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number-columns-repeated="3" table:default-cell-style-name="ce7"/>
        <table:table-row table:style-name="ro1">
          <table:table-cell table:style-name="ce1" office:value-type="string" calcext:value-type="string">
            <text:p>Chiffre d'affaires et effectifs des entreprises exécutant des travaux de r&amp;d en 2012 (*)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épartition par branche d'activité économique (**)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ersonnes physiques (PP), chiffre d'affaires en millions d'euros (M€)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Branches d'activité économique</text:p>
          </table:table-cell>
          <table:table-cell table:style-name="ce6" office:value-type="string" calcext:value-type="string">
            <text:p>Effectif total salarié</text:p>
          </table:table-cell>
          <table:table-cell table:style-name="ce6" office:value-type="string" calcext:value-type="string">
            <text:p>CA total</text:p>
          </table:table-cell>
          <table:table-cell table:style-name="ce6" office:value-type="string" calcext:value-type="string">
            <text:p>dont CA à l'exportation</text:p>
          </table:table-cell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4"/>
          <table:table-cell table:style-name="ce6" office:value-type="string" calcext:value-type="string">
            <text:p>(PP)</text:p>
          </table:table-cell>
          <table:table-cell table:number-columns-repeated="2" table:style-name="ce6" office:value-type="string" calcext:value-type="string">
            <text:p>(M€)</text:p>
          </table:table-cell>
        </table:table-row>
        <table:table-row table:style-name="ro1">
          <table:table-cell office:value-type="string" calcext:value-type="string">
            <text:p>Agriculture, sylviculture et pêche</text:p>
          </table:table-cell>
          <table:table-cell office:value-type="float" office:value="17590" calcext:value-type="float">
            <text:p>17590</text:p>
          </table:table-cell>
          <table:table-cell office:value-type="float" office:value="5701" calcext:value-type="float">
            <text:p>570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Industries extractives</text:p>
          </table:table-cell>
          <table:table-cell office:value-type="float" office:value="16582" calcext:value-type="float">
            <text:p>16582</text:p>
          </table:table-cell>
          <table:table-cell office:value-type="float" office:value="20315" calcext:value-type="float">
            <text:p>2031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style-name="ce3" office:value-type="string" calcext:value-type="string">
            <text:p>Industrie</text:p>
          </table:table-cell>
          <table:table-cell table:style-name="ce8" office:value-type="float" office:value="1764199" calcext:value-type="float">
            <text:p>1764199</text:p>
          </table:table-cell>
          <table:table-cell table:style-name="ce8" office:value-type="float" office:value="676689" calcext:value-type="float">
            <text:p>676689</text:p>
          </table:table-cell>
          <table:table-cell table:style-name="ce8" office:value-type="float" office:value="147805" calcext:value-type="float">
            <text:p>147805</text:p>
          </table:table-cell>
        </table:table-row>
        <table:table-row table:style-name="ro1">
          <table:table-cell office:value-type="string" calcext:value-type="string">
            <text:p>Fabrication denrées alimentaires, boissons et produits à base de tabac</text:p>
          </table:table-cell>
          <table:table-cell office:value-type="float" office:value="237680" calcext:value-type="float">
            <text:p>237680</text:p>
          </table:table-cell>
          <table:table-cell office:value-type="float" office:value="90565" calcext:value-type="float">
            <text:p>90565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string" calcext:value-type="string">
            <text:p>Fabrications textiles, industries habillement, cuir et chaussure</text:p>
          </table:table-cell>
          <table:table-cell office:value-type="float" office:value="36592" calcext:value-type="float">
            <text:p>36592</text:p>
          </table:table-cell>
          <table:table-cell office:value-type="float" office:value="14196" calcext:value-type="float">
            <text:p>1419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string" calcext:value-type="string">
            <text:p>Travail du bois, industries du papier et imprimerie</text:p>
          </table:table-cell>
          <table:table-cell office:value-type="float" office:value="41737" calcext:value-type="float">
            <text:p>41737</text:p>
          </table:table-cell>
          <table:table-cell office:value-type="float" office:value="10975" calcext:value-type="float">
            <text:p>1097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Cokéfaction et raffinage</text:p>
          </table:table-cell>
          <table:table-cell office:value-type="float" office:value="11909" calcext:value-type="float">
            <text:p>11909</text:p>
          </table:table-cell>
          <table:table-cell office:value-type="float" office:value="49138" calcext:value-type="float">
            <text:p>49138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Industrie chimique</text:p>
          </table:table-cell>
          <table:table-cell office:value-type="float" office:value="108253" calcext:value-type="float">
            <text:p>108253</text:p>
          </table:table-cell>
          <table:table-cell office:value-type="float" office:value="45074" calcext:value-type="float">
            <text:p>45074</text:p>
          </table:table-cell>
          <table:table-cell office:value-type="float" office:value="10053" calcext:value-type="float">
            <text:p>10053</text:p>
          </table:table-cell>
        </table:table-row>
        <table:table-row table:style-name="ro1">
          <table:table-cell office:value-type="string" calcext:value-type="string">
            <text:p>Industrie pharmaceutique</text:p>
          </table:table-cell>
          <table:table-cell office:value-type="float" office:value="87019" calcext:value-type="float">
            <text:p>87019</text:p>
          </table:table-cell>
          <table:table-cell office:value-type="float" office:value="45012" calcext:value-type="float">
            <text:p>45012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string" calcext:value-type="string">
            <text:p>Fabrication de produits en caoutchouc et en plastique</text:p>
          </table:table-cell>
          <table:table-cell office:value-type="float" office:value="115228" calcext:value-type="float">
            <text:p>115228</text:p>
          </table:table-cell>
          <table:table-cell office:value-type="float" office:value="25479" calcext:value-type="float">
            <text:p>25479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Fabrication d'autres produits minéraux non métalliques</text:p>
          </table:table-cell>
          <table:table-cell office:value-type="float" office:value="46897" calcext:value-type="float">
            <text:p>46897</text:p>
          </table:table-cell>
          <table:table-cell office:value-type="float" office:value="10415" calcext:value-type="float">
            <text:p>1041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Métallurgie</text:p>
          </table:table-cell>
          <table:table-cell office:value-type="float" office:value="84231" calcext:value-type="float">
            <text:p>84231</text:p>
          </table:table-cell>
          <table:table-cell office:value-type="float" office:value="30746" calcext:value-type="float">
            <text:p>3074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string" calcext:value-type="string">
            <text:p>Fabrication de produits métalliques, sauf machines &amp; équipements</text:p>
          </table:table-cell>
          <table:table-cell office:value-type="float" office:value="96589" calcext:value-type="float">
            <text:p>96589</text:p>
          </table:table-cell>
          <table:table-cell office:value-type="float" office:value="20112" calcext:value-type="float">
            <text:p>20112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omposants, cartes électroniques ordinateurs, équipements périphériques</text:p>
          </table:table-cell>
          <table:table-cell office:value-type="float" office:value="48616" calcext:value-type="float">
            <text:p>48616</text:p>
          </table:table-cell>
          <table:table-cell office:value-type="float" office:value="11352" calcext:value-type="float">
            <text:p>11352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string" calcext:value-type="string">
            <text:p>Fabrication d'équipements de communication</text:p>
          </table:table-cell>
          <table:table-cell office:value-type="float" office:value="26965" calcext:value-type="float">
            <text:p>26965</text:p>
          </table:table-cell>
          <table:table-cell office:value-type="float" office:value="8139" calcext:value-type="float">
            <text:p>8139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Fabrication instruments et appareils de mesure, essai et navigation, horlogerie</text:p>
          </table:table-cell>
          <table:table-cell office:value-type="float" office:value="53124" calcext:value-type="float">
            <text:p>53124</text:p>
          </table:table-cell>
          <table:table-cell office:value-type="float" office:value="12337" calcext:value-type="float">
            <text:p>12337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string" calcext:value-type="string">
            <text:p>Fabrication d'équipements d'irradiation médicaux, électro médicaux et électro thérapeutiques.</text:p>
          </table:table-cell>
          <table:table-cell office:value-type="float" office:value="3239" calcext:value-type="float">
            <text:p>3239</text:p>
          </table:table-cell>
          <table:table-cell office:value-type="float" office:value="1255" calcext:value-type="float">
            <text:p>125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Fabrication d'équipements électriques</text:p>
          </table:table-cell>
          <table:table-cell office:value-type="float" office:value="81954" calcext:value-type="float">
            <text:p>81954</text:p>
          </table:table-cell>
          <table:table-cell office:value-type="float" office:value="24347" calcext:value-type="float">
            <text:p>24347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Fabrication de machines et d'équipements non compris ailleurs</text:p>
          </table:table-cell>
          <table:table-cell office:value-type="float" office:value="136103" calcext:value-type="float">
            <text:p>136103</text:p>
          </table:table-cell>
          <table:table-cell office:value-type="float" office:value="39560" calcext:value-type="float">
            <text:p>39560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string" calcext:value-type="string">
            <text:p>Industrie automobile</text:p>
          </table:table-cell>
          <table:table-cell office:value-type="float" office:value="257861" calcext:value-type="float">
            <text:p>257861</text:p>
          </table:table-cell>
          <table:table-cell office:value-type="float" office:value="98735" calcext:value-type="float">
            <text:p>98735</text:p>
          </table:table-cell>
          <table:table-cell office:value-type="float" office:value="30062" calcext:value-type="float">
            <text:p>30062</text:p>
          </table:table-cell>
        </table:table-row>
        <table:table-row table:style-name="ro1">
          <table:table-cell office:value-type="string" calcext:value-type="string">
            <text:p>Construction navale, ferroviaire et militaire</text:p>
          </table:table-cell>
          <table:table-cell office:value-type="float" office:value="53097" calcext:value-type="float">
            <text:p>53097</text:p>
          </table:table-cell>
          <table:table-cell office:value-type="float" office:value="11711" calcext:value-type="float">
            <text:p>11711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Construction aéronautique et spatiale</text:p>
          </table:table-cell>
          <table:table-cell office:value-type="float" office:value="95552" calcext:value-type="float">
            <text:p>95552</text:p>
          </table:table-cell>
          <table:table-cell office:value-type="float" office:value="66148" calcext:value-type="float">
            <text:p>66148</text:p>
          </table:table-cell>
          <table:table-cell office:value-type="float" office:value="12557" calcext:value-type="float">
            <text:p>12557</text:p>
          </table:table-cell>
        </table:table-row>
        <table:table-row table:style-name="ro1">
          <table:table-cell office:value-type="string" calcext:value-type="string">
            <text:p>Autres industries manufacturières non comprises ailleurs</text:p>
          </table:table-cell>
          <table:table-cell office:value-type="float" office:value="72028" calcext:value-type="float">
            <text:p>72028</text:p>
          </table:table-cell>
          <table:table-cell office:value-type="float" office:value="18080" calcext:value-type="float">
            <text:p>18080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Production et distribution. électricité, gaz, vapeur &amp; air conditionné</text:p>
          </table:table-cell>
          <table:table-cell office:value-type="float" office:value="35172" calcext:value-type="float">
            <text:p>35172</text:p>
          </table:table-cell>
          <table:table-cell office:value-type="float" office:value="36953" calcext:value-type="float">
            <text:p>36953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string" calcext:value-type="string">
            <text:p>Production et distribution eau assainissement, gestion déchets &amp; dépollution</text:p>
          </table:table-cell>
          <table:table-cell office:value-type="float" office:value="34353" calcext:value-type="float">
            <text:p>34353</text:p>
          </table:table-cell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struction</text:p>
          </table:table-cell>
          <table:table-cell table:style-name="ce6" office:value-type="float" office:value="174212" calcext:value-type="float">
            <text:p>174212</text:p>
          </table:table-cell>
          <table:table-cell table:style-name="ce6" office:value-type="float" office:value="35834" calcext:value-type="float">
            <text:p>35834</text:p>
          </table:table-cell>
          <table:table-cell table:style-name="ce6" office:value-type="float" office:value="4815" calcext:value-type="float">
            <text:p>481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74212" calcext:value-type="float">
            <text:p>174212</text:p>
          </table:table-cell>
          <table:table-cell office:value-type="float" office:value="35834" calcext:value-type="float">
            <text:p>3583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table:style-name="ce8" office:value-type="float" office:value="1221949" calcext:value-type="float">
            <text:p>1221949</text:p>
          </table:table-cell>
          <table:table-cell table:style-name="ce8" office:value-type="float" office:value="390777" calcext:value-type="float">
            <text:p>390777</text:p>
          </table:table-cell>
          <table:table-cell table:style-name="ce8" office:value-type="float" office:value="10423" calcext:value-type="float">
            <text:p>10423</text:p>
          </table:table-cell>
        </table:table-row>
        <table:table-row table:style-name="ro1">
          <table:table-cell office:value-type="string" calcext:value-type="string">
            <text:p>Transports et entreposage</text:p>
          </table:table-cell>
          <table:table-cell office:value-type="float" office:value="271181" calcext:value-type="float">
            <text:p>271181</text:p>
          </table:table-cell>
          <table:table-cell office:value-type="float" office:value="67738" calcext:value-type="float">
            <text:p>677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Édition, audiovisuel et diffusion</text:p>
          </table:table-cell>
          <table:table-cell office:value-type="float" office:value="78685" calcext:value-type="float">
            <text:p>78685</text:p>
          </table:table-cell>
          <table:table-cell office:value-type="float" office:value="18596" calcext:value-type="float">
            <text:p>1859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Télécommunications</text:p>
          </table:table-cell>
          <table:table-cell office:value-type="float" office:value="118044" calcext:value-type="float">
            <text:p>118044</text:p>
          </table:table-cell>
          <table:table-cell office:value-type="float" office:value="41792" calcext:value-type="float">
            <text:p>4179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ctivités informatiques et services d'information</text:p>
          </table:table-cell>
          <table:table-cell office:value-type="float" office:value="221657" calcext:value-type="float">
            <text:p>221657</text:p>
          </table:table-cell>
          <table:table-cell office:value-type="float" office:value="42763" calcext:value-type="float">
            <text:p>4276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ctivités spécialisées, scientifiques et techniques</text:p>
          </table:table-cell>
          <table:table-cell office:value-type="float" office:value="216363" calcext:value-type="float">
            <text:p>216363</text:p>
          </table:table-cell>
          <table:table-cell office:value-type="float" office:value="42950" calcext:value-type="float">
            <text:p>42950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Activités financières et d'assurance</text:p>
          </table:table-cell>
          <table:table-cell office:value-type="float" office:value="243413" calcext:value-type="float">
            <text:p>243413</text:p>
          </table:table-cell>
          <table:table-cell office:value-type="float" office:value="164823" calcext:value-type="float">
            <text:p>1648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tres activités non comprises ailleurs</text:p>
          </table:table-cell>
          <table:table-cell office:value-type="float" office:value="72606" calcext:value-type="float">
            <text:p>72606</text:p>
          </table:table-cell>
          <table:table-cell office:value-type="float" office:value="12115" calcext:value-type="float">
            <text:p>1211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table:style-name="ce3" office:value-type="string" calcext:value-type="string">
            <text:p>TOTAL BRANCHES</text:p>
          </table:table-cell>
          <table:table-cell table:style-name="ce6" office:value-type="float" office:value="3194531" calcext:value-type="float">
            <text:p>3194531</text:p>
          </table:table-cell>
          <table:table-cell table:style-name="ce6" office:value-type="float" office:value="1129316" calcext:value-type="float">
            <text:p>1129316</text:p>
          </table:table-cell>
          <table:table-cell table:style-name="ce6" office:value-type="float" office:value="165099" calcext:value-type="float">
            <text:p>165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7:48.223000000</meta:creation-date>
    <dc:date>2018-04-20T19:38:24.434000000</dc:date>
    <meta:editing-duration>PT36S</meta:editing-duration>
    <meta:editing-cycles>1</meta:editing-cycles>
    <meta:document-statistic meta:table-count="1" meta:cell-count="154" meta:object-count="0"/>
    <meta:generator>LibreOffice/5.2.6.2$Windows_X86_64 LibreOffice_project/a3100ed2409ebf1c212f5048fbe377c281438fdc</meta:generator>
  </office:meta>
</office:document-meta>
</file>